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914276294098253">
            <text:p>0.9142762941</text:p>
          </table:table-cell>
          <table:table-cell office:value-type="float" office:value="0.0857237059017474">
            <text:p>0.0857237059</text:p>
          </table:table-cell>
          <table:table-cell office:value-type="float" office:value="0.638932291666667">
            <text:p>0.63893229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9855072463768">
            <text:p>0.8898550725</text:p>
          </table:table-cell>
          <table:table-cell office:value-type="float" office:value="0.110144927536232">
            <text:p>0.1101449275</text:p>
          </table:table-cell>
          <table:table-cell office:value-type="float" office:value="0.880078125">
            <text:p>0.88007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1531874405328">
            <text:p>0.8915318744</text:p>
          </table:table-cell>
          <table:table-cell office:value-type="float" office:value="0.108468125594672">
            <text:p>0.1084681256</text:p>
          </table:table-cell>
          <table:table-cell office:value-type="float" office:value="0.877994791666667">
            <text:p>0.87799479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91117478510029">
            <text:p>0.8911174785</text:p>
          </table:table-cell>
          <table:table-cell office:value-type="float" office:value="0.108882521489971">
            <text:p>0.1088825215</text:p>
          </table:table-cell>
          <table:table-cell office:value-type="float" office:value="0.878515625">
            <text:p>0.8785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900675024108">
            <text:p>0.8900675024</text:p>
          </table:table-cell>
          <table:table-cell office:value-type="float" office:value="0.1099324975892">
            <text:p>0.1099324976</text:p>
          </table:table-cell>
          <table:table-cell office:value-type="float" office:value="0.879817708333333">
            <text:p>0.87981770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9105058365759">
            <text:p>0.8891050584</text:p>
          </table:table-cell>
          <table:table-cell office:value-type="float" office:value="0.110894941634241">
            <text:p>0.1108949416</text:p>
          </table:table-cell>
          <table:table-cell office:value-type="float" office:value="0.880989583333333">
            <text:p>0.88098958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8454011741683">
            <text:p>0.8884540117</text:p>
          </table:table-cell>
          <table:table-cell office:value-type="float" office:value="0.111545988258317">
            <text:p>0.1115459883</text:p>
          </table:table-cell>
          <table:table-cell office:value-type="float" office:value="0.881770833333333">
            <text:p>0.8817708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3435582822086">
            <text:p>0.8834355828</text:p>
          </table:table-cell>
          <table:table-cell office:value-type="float" office:value="0.116564417177914">
            <text:p>0.1165644172</text:p>
          </table:table-cell>
          <table:table-cell office:value-type="float" office:value="0.8875">
            <text:p>0.8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9109225874867">
            <text:p>0.8791092259</text:p>
          </table:table-cell>
          <table:table-cell office:value-type="float" office:value="0.120890774125133">
            <text:p>0.1208907741</text:p>
          </table:table-cell>
          <table:table-cell office:value-type="float" office:value="0.892057291666667">
            <text:p>0.89205729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89609375">
            <text:p>0.896093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219730941704">
            <text:p>0.8721973094</text:p>
          </table:table-cell>
          <table:table-cell office:value-type="float" office:value="0.12780269058296">
            <text:p>0.1278026906</text:p>
          </table:table-cell>
          <table:table-cell office:value-type="float" office:value="0.898697916666667">
            <text:p>0.89869791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63309352517986">
            <text:p>0.8633093525</text:p>
          </table:table-cell>
          <table:table-cell office:value-type="float" office:value="0.136690647482014">
            <text:p>0.1366906475</text:p>
          </table:table-cell>
          <table:table-cell office:value-type="float" office:value="0.90625">
            <text:p>0.906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527352297593">
            <text:p>0.875273523</text:p>
          </table:table-cell>
          <table:table-cell office:value-type="float" office:value="0.12472647702407">
            <text:p>0.124726477</text:p>
          </table:table-cell>
          <table:table-cell office:value-type="float" office:value="0.895833333333333">
            <text:p>0.8958333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7513691128149">
            <text:p>0.8751369113</text:p>
          </table:table-cell>
          <table:table-cell office:value-type="float" office:value="0.12486308871851">
            <text:p>0.1248630887</text:p>
          </table:table-cell>
          <table:table-cell office:value-type="float" office:value="0.895963541666667">
            <text:p>0.89596354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1865284974093">
            <text:p>0.881865285</text:p>
          </table:table-cell>
          <table:table-cell office:value-type="float" office:value="0.118134715025907">
            <text:p>0.118134715</text:p>
          </table:table-cell>
          <table:table-cell office:value-type="float" office:value="0.889192708333333">
            <text:p>0.88919270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85885885885886">
            <text:p>0.8858858859</text:p>
          </table:table-cell>
          <table:table-cell office:value-type="float" office:value="0.114114114114114">
            <text:p>0.1141141141</text:p>
          </table:table-cell>
          <table:table-cell office:value-type="float" office:value="0.884765625">
            <text:p>0.8847656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88454011741683">
            <text:p>0.8884540117</text:p>
          </table:table-cell>
          <table:table-cell office:value-type="float" office:value="0.111545988258317">
            <text:p>0.1115459883</text:p>
          </table:table-cell>
          <table:table-cell office:value-type="float" office:value="0.881770833333333">
            <text:p>0.8817708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80503144654088">
            <text:p>0.8805031447</text:p>
          </table:table-cell>
          <table:table-cell office:value-type="float" office:value="0.119496855345912">
            <text:p>0.1194968553</text:p>
          </table:table-cell>
          <table:table-cell office:value-type="float" office:value="0.890625">
            <text:p>0.8906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4449339207048">
            <text:p>0.8744493392</text:p>
          </table:table-cell>
          <table:table-cell office:value-type="float" office:value="0.125550660792952">
            <text:p>0.1255506608</text:p>
          </table:table-cell>
          <table:table-cell office:value-type="float" office:value="0.896614583333333">
            <text:p>0.89661458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80877742946709">
            <text:p>0.8808777429</text:p>
          </table:table-cell>
          <table:table-cell office:value-type="float" office:value="0.119122257053292">
            <text:p>0.1191222571</text:p>
          </table:table-cell>
          <table:table-cell office:value-type="float" office:value="0.890234375">
            <text:p>0.8902343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9641819941917">
            <text:p>0.8896418199</text:p>
          </table:table-cell>
          <table:table-cell office:value-type="float" office:value="0.110358180058083">
            <text:p>0.1103581801</text:p>
          </table:table-cell>
          <table:table-cell office:value-type="float" office:value="0.880338541666667">
            <text:p>0.88033854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91531874405328">
            <text:p>0.8915318744</text:p>
          </table:table-cell>
          <table:table-cell office:value-type="float" office:value="0.108468125594672">
            <text:p>0.1084681256</text:p>
          </table:table-cell>
          <table:table-cell office:value-type="float" office:value="0.877994791666667">
            <text:p>0.87799479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91943127962085">
            <text:p>0.891943128</text:p>
          </table:table-cell>
          <table:table-cell office:value-type="float" office:value="0.108056872037915">
            <text:p>0.108056872</text:p>
          </table:table-cell>
          <table:table-cell office:value-type="float" office:value="0.877473958333333">
            <text:p>0.87747395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93053016453382">
            <text:p>0.8930530165</text:p>
          </table:table-cell>
          <table:table-cell office:value-type="float" office:value="0.106946983546618">
            <text:p>0.1069469835</text:p>
          </table:table-cell>
          <table:table-cell office:value-type="float" office:value="0.872786458333333">
            <text:p>0.872786458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96184560780834">
            <text:p>0.8961845608</text:p>
          </table:table-cell>
          <table:table-cell office:value-type="float" office:value="0.103815439219166">
            <text:p>0.1038154392</text:p>
          </table:table-cell>
          <table:table-cell office:value-type="float" office:value="0.868489583333333">
            <text:p>0.86848958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963730569948">
            <text:p>0.8989637306</text:p>
          </table:table-cell>
          <table:table-cell office:value-type="float" office:value="0.101036269430052">
            <text:p>0.1010362694</text:p>
          </table:table-cell>
          <table:table-cell office:value-type="float" office:value="0.864453125">
            <text:p>0.8644531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901515151515151">
            <text:p>0.9015151515</text:p>
          </table:table-cell>
          <table:table-cell office:value-type="float" office:value="0.0984848484848485">
            <text:p>0.0984848485</text:p>
          </table:table-cell>
          <table:table-cell office:value-type="float" office:value="0.860546875">
            <text:p>0.8605468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03145695364238">
            <text:p>0.9031456954</text:p>
          </table:table-cell>
          <table:table-cell office:value-type="float" office:value="0.0968543046357616">
            <text:p>0.0968543046</text:p>
          </table:table-cell>
          <table:table-cell office:value-type="float" office:value="0.857942708333333">
            <text:p>0.85794270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92344497607656">
            <text:p>0.8923444976</text:p>
          </table:table-cell>
          <table:table-cell office:value-type="float" office:value="0.107655502392345">
            <text:p>0.1076555024</text:p>
          </table:table-cell>
          <table:table-cell office:value-type="float" office:value="0.854296875">
            <text:p>0.8542968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03145695364238">
            <text:p>0.9031456954</text:p>
          </table:table-cell>
          <table:table-cell office:value-type="float" office:value="0.0968543046357616">
            <text:p>0.0968543046</text:p>
          </table:table-cell>
          <table:table-cell office:value-type="float" office:value="0.857942708333333">
            <text:p>0.85794270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0822784810127">
            <text:p>0.8908227848</text:p>
          </table:table-cell>
          <table:table-cell office:value-type="float" office:value="0.109177215189873">
            <text:p>0.1091772152</text:p>
          </table:table-cell>
          <table:table-cell office:value-type="float" office:value="0.853385416666667">
            <text:p>0.85338541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72498146775389">
            <text:p>0.8724981468</text:p>
          </table:table-cell>
          <table:table-cell office:value-type="float" office:value="0.127501853224611">
            <text:p>0.1275018532</text:p>
          </table:table-cell>
          <table:table-cell office:value-type="float" office:value="0.846744791666667">
            <text:p>0.84674479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896218825422365">
            <text:p>0.8962188254</text:p>
          </table:table-cell>
          <table:table-cell office:value-type="float" office:value="0.103781174577635">
            <text:p>0.1037811746</text:p>
          </table:table-cell>
          <table:table-cell office:value-type="float" office:value="0.854947916666667">
            <text:p>0.85494791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9025">
            <text:p>0.9025</text:p>
          </table:table-cell>
          <table:table-cell office:value-type="float" office:value="0.0975">
            <text:p>0.0975</text:p>
          </table:table-cell>
          <table:table-cell office:value-type="float" office:value="0.858984375">
            <text:p>0.8589843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96218825422365">
            <text:p>0.8962188254</text:p>
          </table:table-cell>
          <table:table-cell office:value-type="float" office:value="0.103781174577635">
            <text:p>0.1037811746</text:p>
          </table:table-cell>
          <table:table-cell office:value-type="float" office:value="0.854947916666667">
            <text:p>0.85494791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411764705882">
            <text:p>0.9044117647</text:p>
          </table:table-cell>
          <table:table-cell office:value-type="float" office:value="0.0955882352941176">
            <text:p>0.0955882353</text:p>
          </table:table-cell>
          <table:table-cell office:value-type="float" office:value="0.855859375">
            <text:p>0.8558593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904645476772616">
            <text:p>0.9046454768</text:p>
          </table:table-cell>
          <table:table-cell office:value-type="float" office:value="0.0953545232273839">
            <text:p>0.0953545232</text:p>
          </table:table-cell>
          <table:table-cell office:value-type="float" office:value="0.85546875">
            <text:p>0.85546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901845637583893">
            <text:p>0.9018456376</text:p>
          </table:table-cell>
          <table:table-cell office:value-type="float" office:value="0.0981543624161074">
            <text:p>0.0981543624</text:p>
          </table:table-cell>
          <table:table-cell office:value-type="float" office:value="0.860026041666667">
            <text:p>0.860026041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97816593886463">
            <text:p>0.8978165939</text:p>
          </table:table-cell>
          <table:table-cell office:value-type="float" office:value="0.102183406113537">
            <text:p>0.1021834061</text:p>
          </table:table-cell>
          <table:table-cell office:value-type="float" office:value="0.866145833333333">
            <text:p>0.866145833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9646017699115">
            <text:p>0.896460177</text:p>
          </table:table-cell>
          <table:table-cell office:value-type="float" office:value="0.10353982300885">
            <text:p>0.103539823</text:p>
          </table:table-cell>
          <table:table-cell office:value-type="float" office:value="0.868098958333333">
            <text:p>0.86809895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847457627119">
            <text:p>0.9008474576</text:p>
          </table:table-cell>
          <table:table-cell office:value-type="float" office:value="0.0991525423728814">
            <text:p>0.0991525424</text:p>
          </table:table-cell>
          <table:table-cell office:value-type="float" office:value="0.861588541666667">
            <text:p>0.861588541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904567699836868">
            <text:p>0.9045676998</text:p>
          </table:table-cell>
          <table:table-cell office:value-type="float" office:value="0.0954323001631321">
            <text:p>0.0954323002</text:p>
          </table:table-cell>
          <table:table-cell office:value-type="float" office:value="0.855598958333333">
            <text:p>0.855598958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96233666410454">
            <text:p>0.8962336664</text:p>
          </table:table-cell>
          <table:table-cell office:value-type="float" office:value="0.103766333589546">
            <text:p>0.1037663336</text:p>
          </table:table-cell>
          <table:table-cell office:value-type="float" office:value="0.848177083333333">
            <text:p>0.84817708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878291814946619">
            <text:p>0.8782918149</text:p>
          </table:table-cell>
          <table:table-cell office:value-type="float" office:value="0.121708185053381">
            <text:p>0.1217081851</text:p>
          </table:table-cell>
          <table:table-cell office:value-type="float" office:value="0.839322916666667">
            <text:p>0.83932291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878721859114016">
            <text:p>0.8787218591</text:p>
          </table:table-cell>
          <table:table-cell office:value-type="float" office:value="0.121278140885984">
            <text:p>0.1212781409</text:p>
          </table:table-cell>
          <table:table-cell office:value-type="float" office:value="0.842447916666667">
            <text:p>0.84244791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76357827476">
            <text:p>0.8977635783</text:p>
          </table:table-cell>
          <table:table-cell office:value-type="float" office:value="0.10223642172524">
            <text:p>0.1022364217</text:p>
          </table:table-cell>
          <table:table-cell office:value-type="float" office:value="0.78046875">
            <text:p>0.7804687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889211136890951">
            <text:p>0.8892111369</text:p>
          </table:table-cell>
          <table:table-cell office:value-type="float" office:value="0.110788863109049">
            <text:p>0.1107888631</text:p>
          </table:table-cell>
          <table:table-cell office:value-type="float" office:value="0.800390625">
            <text:p>0.8003906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923271075214538">
            <text:p>0.9232710752</text:p>
          </table:table-cell>
          <table:table-cell office:value-type="float" office:value="0.0767289247854619">
            <text:p>0.0767289248</text:p>
          </table:table-cell>
          <table:table-cell office:value-type="float" office:value="0.761848958333333">
            <text:p>0.761848958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86106141920095">
            <text:p>0.8861061419</text:p>
          </table:table-cell>
          <table:table-cell office:value-type="float" office:value="0.113893858079905">
            <text:p>0.1138938581</text:p>
          </table:table-cell>
          <table:table-cell office:value-type="float" office:value="0.806510416666667">
            <text:p>0.806510416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87641196013289">
            <text:p>0.8764119601</text:p>
          </table:table-cell>
          <table:table-cell office:value-type="float" office:value="0.12358803986711">
            <text:p>0.1235880399</text:p>
          </table:table-cell>
          <table:table-cell office:value-type="float" office:value="0.828255208333333">
            <text:p>0.82825520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3722466960352">
            <text:p>0.893722467</text:p>
          </table:table-cell>
          <table:table-cell office:value-type="float" office:value="0.106277533039648">
            <text:p>0.106277533</text:p>
          </table:table-cell>
          <table:table-cell office:value-type="float" office:value="0.788671875">
            <text:p>0.78867187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90465380249716">
            <text:p>0.8904653802</text:p>
          </table:table-cell>
          <table:table-cell office:value-type="float" office:value="0.109534619750284">
            <text:p>0.1095346198</text:p>
          </table:table-cell>
          <table:table-cell office:value-type="float" office:value="0.795703125">
            <text:p>0.7957031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91699604743083">
            <text:p>0.8916996047</text:p>
          </table:table-cell>
          <table:table-cell office:value-type="float" office:value="0.108300395256917">
            <text:p>0.1083003953</text:p>
          </table:table-cell>
          <table:table-cell office:value-type="float" office:value="0.853125">
            <text:p>0.85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879525593008739">
            <text:p>0.879525593</text:p>
          </table:table-cell>
          <table:table-cell office:value-type="float" office:value="0.120474406991261">
            <text:p>0.120474407</text:p>
          </table:table-cell>
          <table:table-cell office:value-type="float" office:value="0.816536458333333">
            <text:p>0.816536458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897449521785335">
            <text:p>0.8974495218</text:p>
          </table:table-cell>
          <table:table-cell office:value-type="float" office:value="0.102550478214665">
            <text:p>0.1025504782</text:p>
          </table:table-cell>
          <table:table-cell office:value-type="float" office:value="0.780078125">
            <text:p>0.78007812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87593423019432">
            <text:p>0.8759342302</text:p>
          </table:table-cell>
          <table:table-cell office:value-type="float" office:value="0.12406576980568">
            <text:p>0.1240657698</text:p>
          </table:table-cell>
          <table:table-cell office:value-type="float" office:value="0.847395833333333">
            <text:p>0.84739583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88115763546798">
            <text:p>0.8811576355</text:p>
          </table:table-cell>
          <table:table-cell office:value-type="float" office:value="0.11884236453202">
            <text:p>0.1188423645</text:p>
          </table:table-cell>
          <table:table-cell office:value-type="float" office:value="0.813671875">
            <text:p>0.81367187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907907425265188">
            <text:p>0.9079074253</text:p>
          </table:table-cell>
          <table:table-cell office:value-type="float" office:value="0.092092574734812">
            <text:p>0.0920925747</text:p>
          </table:table-cell>
          <table:table-cell office:value-type="float" office:value="0.754817708333333">
            <text:p>0.754817708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932112550245645">
            <text:p>0.9321125502</text:p>
          </table:table-cell>
          <table:table-cell office:value-type="float" office:value="0.0678874497543546">
            <text:p>0.0678874498</text:p>
          </table:table-cell>
          <table:table-cell office:value-type="float" office:value="0.728255208333333">
            <text:p>0.728255208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909305621162022">
            <text:p>0.9093056212</text:p>
          </table:table-cell>
          <table:table-cell office:value-type="float" office:value="0.0906943788379783">
            <text:p>0.0906943788</text:p>
          </table:table-cell>
          <table:table-cell office:value-type="float" office:value="0.749348958333333">
            <text:p>0.74934895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10854503464203">
            <text:p>0.9108545035</text:p>
          </table:table-cell>
          <table:table-cell office:value-type="float" office:value="0.0891454965357968">
            <text:p>0.0891454965</text:p>
          </table:table-cell>
          <table:table-cell office:value-type="float" office:value="0.743229166666667">
            <text:p>0.74322916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911831886706259">
            <text:p>0.9118318867</text:p>
          </table:table-cell>
          <table:table-cell office:value-type="float" office:value="0.0881681132937414">
            <text:p>0.0881681133</text:p>
          </table:table-cell>
          <table:table-cell office:value-type="float" office:value="0.740104166666667">
            <text:p>0.740104166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912945421741092">
            <text:p>0.9129454217</text:p>
          </table:table-cell>
          <table:table-cell office:value-type="float" office:value="0.0870545782589084">
            <text:p>0.0870545783</text:p>
          </table:table-cell>
          <table:table-cell office:value-type="float" office:value="0.736458333333333">
            <text:p>0.736458333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914234396048496">
            <text:p>0.914234396</text:p>
          </table:table-cell>
          <table:table-cell office:value-type="float" office:value="0.0857656039515043">
            <text:p>0.085765604</text:p>
          </table:table-cell>
          <table:table-cell office:value-type="float" office:value="0.734895833333333">
            <text:p>0.73489583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932980599647266">
            <text:p>0.9329805996</text:p>
          </table:table-cell>
          <table:table-cell office:value-type="float" office:value="0.0670194003527337">
            <text:p>0.0670194004</text:p>
          </table:table-cell>
          <table:table-cell office:value-type="float" office:value="0.724479166666667">
            <text:p>0.724479166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916703009158308">
            <text:p>0.9167030092</text:p>
          </table:table-cell>
          <table:table-cell office:value-type="float" office:value="0.0832969908416921">
            <text:p>0.0832969908</text:p>
          </table:table-cell>
          <table:table-cell office:value-type="float" office:value="0.726302083333333">
            <text:p>0.726302083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915867480383609">
            <text:p>0.9158674804</text:p>
          </table:table-cell>
          <table:table-cell office:value-type="float" office:value="0.0841325196163906">
            <text:p>0.0841325196</text:p>
          </table:table-cell>
          <table:table-cell office:value-type="float" office:value="0.726432291666667">
            <text:p>0.72643229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915474642392718">
            <text:p>0.9154746424</text:p>
          </table:table-cell>
          <table:table-cell office:value-type="float" office:value="0.0845253576072822">
            <text:p>0.0845253576</text:p>
          </table:table-cell>
          <table:table-cell office:value-type="float" office:value="0.725">
            <text:p>0.72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917686787674124">
            <text:p>0.9176867877</text:p>
          </table:table-cell>
          <table:table-cell office:value-type="float" office:value="0.0823132123258759">
            <text:p>0.0823132123</text:p>
          </table:table-cell>
          <table:table-cell office:value-type="float" office:value="0.716927083333333">
            <text:p>0.716927083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916165090283749">
            <text:p>0.9161650903</text:p>
          </table:table-cell>
          <table:table-cell office:value-type="float" office:value="0.0838349097162511">
            <text:p>0.0838349097</text:p>
          </table:table-cell>
          <table:table-cell office:value-type="float" office:value="0.722526041666667">
            <text:p>0.72252604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16273078574495">
            <text:p>0.9162730786</text:p>
          </table:table-cell>
          <table:table-cell office:value-type="float" office:value="0.0837269214255045">
            <text:p>0.0837269214</text:p>
          </table:table-cell>
          <table:table-cell office:value-type="float" office:value="0.722135416666667">
            <text:p>0.72213541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913602126716881">
            <text:p>0.9136021267</text:p>
          </table:table-cell>
          <table:table-cell office:value-type="float" office:value="0.0863978732831192">
            <text:p>0.0863978733</text:p>
          </table:table-cell>
          <table:table-cell office:value-type="float" office:value="0.731510416666667">
            <text:p>0.73151041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912712623097583">
            <text:p>0.9127126231</text:p>
          </table:table-cell>
          <table:table-cell office:value-type="float" office:value="0.0872873769024172">
            <text:p>0.0872873769</text:p>
          </table:table-cell>
          <table:table-cell office:value-type="float" office:value="0.734505208333333">
            <text:p>0.73450520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916092943201377">
            <text:p>0.9160929432</text:p>
          </table:table-cell>
          <table:table-cell office:value-type="float" office:value="0.0839070567986231">
            <text:p>0.0839070568</text:p>
          </table:table-cell>
          <table:table-cell office:value-type="float" office:value="0.722786458333333">
            <text:p>0.722786458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914210294764628">
            <text:p>0.9142102948</text:p>
          </table:table-cell>
          <table:table-cell office:value-type="float" office:value="0.0857897052353718">
            <text:p>0.0857897052</text:p>
          </table:table-cell>
          <table:table-cell office:value-type="float" office:value="0.729427083333333">
            <text:p>0.72942708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917021276595745">
            <text:p>0.9170212766</text:p>
          </table:table-cell>
          <table:table-cell office:value-type="float" office:value="0.0829787234042553">
            <text:p>0.0829787234</text:p>
          </table:table-cell>
          <table:table-cell office:value-type="float" office:value="0.719401041666667">
            <text:p>0.719401041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914172535211268">
            <text:p>0.9141725352</text:p>
          </table:table-cell>
          <table:table-cell office:value-type="float" office:value="0.0858274647887324">
            <text:p>0.0858274648</text:p>
          </table:table-cell>
          <table:table-cell office:value-type="float" office:value="0.729557291666667">
            <text:p>0.72955729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911714770797963">
            <text:p>0.9117147708</text:p>
          </table:table-cell>
          <table:table-cell office:value-type="float" office:value="0.0882852292020374">
            <text:p>0.0882852292</text:p>
          </table:table-cell>
          <table:table-cell office:value-type="float" office:value="0.7203125">
            <text:p>0.720312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909844559585492">
            <text:p>0.9098445596</text:p>
          </table:table-cell>
          <table:table-cell office:value-type="float" office:value="0.0901554404145078">
            <text:p>0.0901554404</text:p>
          </table:table-cell>
          <table:table-cell office:value-type="float" office:value="0.65703125">
            <text:p>0.6570312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918130489335006">
            <text:p>0.9181304893</text:p>
          </table:table-cell>
          <table:table-cell office:value-type="float" office:value="0.0818695106649937">
            <text:p>0.0818695107</text:p>
          </table:table-cell>
          <table:table-cell office:value-type="float" office:value="0.618880208333333">
            <text:p>0.61888020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18335419274093">
            <text:p>0.9183354193</text:p>
          </table:table-cell>
          <table:table-cell office:value-type="float" office:value="0.0816645807259074">
            <text:p>0.0816645807</text:p>
          </table:table-cell>
          <table:table-cell office:value-type="float" office:value="0.617838541666667">
            <text:p>0.617838541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909906800138074">
            <text:p>0.9099068001</text:p>
          </table:table-cell>
          <table:table-cell office:value-type="float" office:value="0.0900931998619261">
            <text:p>0.0900931999</text:p>
          </table:table-cell>
          <table:table-cell office:value-type="float" office:value="0.656770833333333">
            <text:p>0.65677083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920900517188926">
            <text:p>0.9209005172</text:p>
          </table:table-cell>
          <table:table-cell office:value-type="float" office:value="0.0790994828110739">
            <text:p>0.0790994828</text:p>
          </table:table-cell>
          <table:table-cell office:value-type="float" office:value="0.605859375">
            <text:p>0.60585937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902429906542056">
            <text:p>0.9024299065</text:p>
          </table:table-cell>
          <table:table-cell office:value-type="float" office:value="0.0975700934579439">
            <text:p>0.0975700935</text:p>
          </table:table-cell>
          <table:table-cell office:value-type="float" office:value="0.685677083333333">
            <text:p>0.68567708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915113871635611">
            <text:p>0.9151138716</text:p>
          </table:table-cell>
          <table:table-cell office:value-type="float" office:value="0.0848861283643892">
            <text:p>0.0848861284</text:p>
          </table:table-cell>
          <table:table-cell office:value-type="float" office:value="0.712239583333333">
            <text:p>0.71223958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91652397260274">
            <text:p>0.9165239726</text:p>
          </table:table-cell>
          <table:table-cell office:value-type="float" office:value="0.0834760273972603">
            <text:p>0.0834760274</text:p>
          </table:table-cell>
          <table:table-cell office:value-type="float" office:value="0.721223958333333">
            <text:p>0.721223958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904229848363927">
            <text:p>0.9042298484</text:p>
          </table:table-cell>
          <table:table-cell office:value-type="float" office:value="0.0957701516360734">
            <text:p>0.0957701516</text:p>
          </table:table-cell>
          <table:table-cell office:value-type="float" office:value="0.704947916666667">
            <text:p>0.70494791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916237113402062">
            <text:p>0.9162371134</text:p>
          </table:table-cell>
          <table:table-cell office:value-type="float" office:value="0.0837628865979381">
            <text:p>0.0837628866</text:p>
          </table:table-cell>
          <table:table-cell office:value-type="float" office:value="0.722265625">
            <text:p>0.72226562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91506968641115">
            <text:p>0.9150696864</text:p>
          </table:table-cell>
          <table:table-cell office:value-type="float" office:value="0.0849303135888502">
            <text:p>0.0849303136</text:p>
          </table:table-cell>
          <table:table-cell office:value-type="float" office:value="0.726432291666667">
            <text:p>0.726432291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914940502423975">
            <text:p>0.9149405024</text:p>
          </table:table-cell>
          <table:table-cell office:value-type="float" office:value="0.0850594975760247">
            <text:p>0.0850594976</text:p>
          </table:table-cell>
          <table:table-cell office:value-type="float" office:value="0.7296875">
            <text:p>0.729687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6763285024155">
            <text:p>0.906763285</text:p>
          </table:table-cell>
          <table:table-cell office:value-type="float" office:value="0.0932367149758454">
            <text:p>0.093236715</text:p>
          </table:table-cell>
          <table:table-cell office:value-type="float" office:value="0.755598958333333">
            <text:p>0.755598958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915239350021959">
            <text:p>0.91523935</text:p>
          </table:table-cell>
          <table:table-cell office:value-type="float" office:value="0.0847606499780413">
            <text:p>0.08476065</text:p>
          </table:table-cell>
          <table:table-cell office:value-type="float" office:value="0.728645833333333">
            <text:p>0.728645833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908617424242424">
            <text:p>0.9086174242</text:p>
          </table:table-cell>
          <table:table-cell office:value-type="float" office:value="0.0913825757575758">
            <text:p>0.0913825758</text:p>
          </table:table-cell>
          <table:table-cell office:value-type="float" office:value="0.750130208333333">
            <text:p>0.750130208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910772075820619">
            <text:p>0.9107720758</text:p>
          </table:table-cell>
          <table:table-cell office:value-type="float" office:value="0.0892279241793805">
            <text:p>0.0892279242</text:p>
          </table:table-cell>
          <table:table-cell office:value-type="float" office:value="0.743489583333333">
            <text:p>0.74348958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914059056853239">
            <text:p>0.9140590569</text:p>
          </table:table-cell>
          <table:table-cell office:value-type="float" office:value="0.0859409431467607">
            <text:p>0.0859409431</text:p>
          </table:table-cell>
          <table:table-cell office:value-type="float" office:value="0.729947916666667">
            <text:p>0.72994791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915766738660907">
            <text:p>0.9157667387</text:p>
          </table:table-cell>
          <table:table-cell office:value-type="float" office:value="0.0842332613390929">
            <text:p>0.0842332613</text:p>
          </table:table-cell>
          <table:table-cell office:value-type="float" office:value="0.723958333333333">
            <text:p>0.723958333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913907284768212">
            <text:p>0.9139072848</text:p>
          </table:table-cell>
          <table:table-cell office:value-type="float" office:value="0.0860927152317881">
            <text:p>0.0860927152</text:p>
          </table:table-cell>
          <table:table-cell office:value-type="float" office:value="0.73046875">
            <text:p>0.730468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907919847328244">
            <text:p>0.9079198473</text:p>
          </table:table-cell>
          <table:table-cell office:value-type="float" office:value="0.0920801526717557">
            <text:p>0.0920801527</text:p>
          </table:table-cell>
          <table:table-cell office:value-type="float" office:value="0.752213541666667">
            <text:p>0.752213541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898562300319489">
            <text:p>0.8985623003</text:p>
          </table:table-cell>
          <table:table-cell office:value-type="float" office:value="0.101437699680511">
            <text:p>0.1014376997</text:p>
          </table:table-cell>
          <table:table-cell office:value-type="float" office:value="0.853515625">
            <text:p>0.85351562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905392156862745">
            <text:p>0.9053921569</text:p>
          </table:table-cell>
          <table:table-cell office:value-type="float" office:value="0.0946078431372549">
            <text:p>0.0946078431</text:p>
          </table:table-cell>
          <table:table-cell office:value-type="float" office:value="0.759505208333333">
            <text:p>0.7595052083</text:p>
          </table:table-cell>
        </table:table-row>
        <table:table-row table:style-name="ro1">
          <table:table-cell/>
          <table:table-cell table:formula="of:=AVERAGE([.B1:.B100])" office:value-type="float" office:value="0.900247241013451">
            <text:p>0.900247241</text:p>
          </table:table-cell>
          <table:table-cell table:number-columns-repeated="2"/>
        </table:table-row>
        <table:table-row table:style-name="ro1">
          <table:table-cell/>
          <table:table-cell table:formula="of:=MAX([.B1:.B100])" office:value-type="float" office:value="0.932980599647266">
            <text:p>0.9329805996</text:p>
          </table:table-cell>
          <table:table-cell table:number-columns-repeated="2"/>
        </table:table-row>
        <table:table-row table:style-name="ro1">
          <table:table-cell/>
          <table:table-cell table:formula="of:=MIN([.B1:.B100])" office:value-type="float" office:value="0.863309352517986">
            <text:p>0.8633093525</text:p>
          </table:table-cell>
          <table:table-cell table:number-columns-repeated="2"/>
        </table:table-row>
        <table:table-row table:style-name="ro1">
          <table:table-cell/>
          <table:table-cell table:formula="of:=STDEV([.B1:.B100])" office:value-type="float" office:value="0.0150694824111998">
            <text:p>0.01506948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STDEV([.B106:.B110])" office:value-type="float" office:value="2.07364413533277">
            <text:p>2.0736441353</text:p>
          </table:table-cell>
          <table:table-cell table:number-columns-repeated="2"/>
        </table:table-row>
        <table:table-row table:style-name="ro1">
          <table:table-cell/>
          <table:table-cell table:formula="of:=AVERAGE([.B106:.B110])" office:value-type="float" office:value="3.4">
            <text:p>3.4</text:p>
          </table:table-cell>
          <table:table-cell table:number-columns-repeated="2"/>
        </table:table-row>
      </table:table>
      <table:database-ranges>
        <table:database-range table:target-range-address="Sheet1.A1:Sheet1.D1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22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2T22:30:40</dc:date>
    <dc:creator>Atul </dc:creator>
    <meta:document-statistic meta:table-count="1" meta:cell-count="411" meta:object-count="0"/>
    <meta:generator>OpenOffice.org/3.2$Linux OpenOffice.org_project/320m19$Build-9505</meta:generator>
  </office:meta>
</office:document-meta>
</file>